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b920a" officeooo:paragraph-rsid="001b920a"/>
    </style:style>
    <style:style style:name="P2" style:family="paragraph" style:parent-style-name="Subtitle">
      <style:paragraph-properties fo:text-align="start" style:justify-single-word="false"/>
    </style:style>
    <style:style style:name="P3" style:family="paragraph" style:parent-style-name="Subtitle">
      <style:paragraph-properties fo:text-align="start" style:justify-single-word="false"/>
      <style:text-properties officeooo:rsid="001c6e5b" officeooo:paragraph-rsid="001c6e5b"/>
    </style:style>
    <style:style style:name="P4" style:family="paragraph" style:parent-style-name="Subtitle">
      <style:paragraph-properties fo:text-align="start" style:justify-single-word="false"/>
      <style:text-properties officeooo:rsid="001f6593" officeooo:paragraph-rsid="001f6593"/>
    </style:style>
    <style:style style:name="P5" style:family="paragraph" style:parent-style-name="Text_20_body">
      <style:paragraph-properties fo:text-align="start" style:justify-single-word="false"/>
      <style:text-properties style:font-name="Liberation Sans" officeooo:rsid="001b920a" officeooo:paragraph-rsid="001b920a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Liberation Sans" officeooo:rsid="001b920a" officeooo:paragraph-rsid="001b920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Liberation Sans" officeooo:rsid="001b920a" officeooo:paragraph-rsid="001b920a"/>
    </style:style>
    <style:style style:name="P8" style:family="paragraph" style:parent-style-name="Text_20_body">
      <style:paragraph-properties fo:text-align="start" style:justify-single-word="false"/>
      <style:text-properties style:font-name="Liberation Sans" officeooo:rsid="001c6e5b" officeooo:paragraph-rsid="001c6e5b"/>
    </style:style>
    <style:style style:name="P9" style:family="paragraph" style:parent-style-name="Text_20_body" style:list-style-name="L4">
      <style:paragraph-properties fo:text-align="start" style:justify-single-word="false"/>
      <style:text-properties style:font-name="Liberation Sans" officeooo:rsid="001c6e5b" officeooo:paragraph-rsid="001c6e5b"/>
    </style:style>
    <style:style style:name="P10" style:family="paragraph" style:parent-style-name="Text_20_body" style:list-style-name="L5">
      <style:paragraph-properties fo:text-align="start" style:justify-single-word="false"/>
      <style:text-properties style:font-name="Liberation Sans" officeooo:rsid="001c6e5b" officeooo:paragraph-rsid="001c6e5b"/>
    </style:style>
    <style:style style:name="P11" style:family="paragraph" style:parent-style-name="Text_20_body">
      <style:paragraph-properties fo:text-align="start" style:justify-single-word="false"/>
      <style:text-properties style:font-name="Liberation Sans" officeooo:rsid="001c6e5b" officeooo:paragraph-rsid="001ca771"/>
    </style:style>
    <style:style style:name="P12" style:family="paragraph" style:parent-style-name="Text_20_body">
      <style:paragraph-properties fo:text-align="start" style:justify-single-word="false"/>
      <style:text-properties style:font-name="Liberation Sans" officeooo:rsid="001ca771" officeooo:paragraph-rsid="001ca771"/>
    </style:style>
    <style:style style:name="P13" style:family="paragraph" style:parent-style-name="Text_20_body" style:list-style-name="L15">
      <style:paragraph-properties fo:text-align="start" style:justify-single-word="false"/>
      <style:text-properties style:font-name="Liberation Sans" officeooo:rsid="001ca771" officeooo:paragraph-rsid="00221868"/>
    </style:style>
    <style:style style:name="P14" style:family="paragraph" style:parent-style-name="Text_20_body" style:list-style-name="L9">
      <style:paragraph-properties fo:text-align="start" style:justify-single-word="false"/>
      <style:text-properties style:font-name="Liberation Sans" officeooo:rsid="001da755" officeooo:paragraph-rsid="001da755"/>
    </style:style>
    <style:style style:name="P15" style:family="paragraph" style:parent-style-name="Text_20_body" style:list-style-name="L6">
      <style:paragraph-properties fo:text-align="start" style:justify-single-word="false"/>
      <style:text-properties style:font-name="Liberation Sans" officeooo:rsid="001da755" officeooo:paragraph-rsid="001da755"/>
    </style:style>
    <style:style style:name="P16" style:family="paragraph" style:parent-style-name="Text_20_body" style:list-style-name="L5">
      <style:paragraph-properties fo:text-align="start" style:justify-single-word="false"/>
      <style:text-properties style:font-name="Liberation Sans" officeooo:rsid="001da755" officeooo:paragraph-rsid="001da755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Liberation Sans" officeooo:rsid="001f6593" officeooo:paragraph-rsid="001f6593"/>
    </style:style>
    <style:style style:name="P18" style:family="paragraph" style:parent-style-name="Text_20_body" style:list-style-name="L8">
      <style:paragraph-properties fo:text-align="start" style:justify-single-word="false"/>
      <style:text-properties style:font-name="Liberation Sans" officeooo:rsid="001f6593" officeooo:paragraph-rsid="001f6593"/>
    </style:style>
    <style:style style:name="P19" style:family="paragraph" style:parent-style-name="Text_20_body">
      <style:paragraph-properties fo:text-align="start" style:justify-single-word="false"/>
      <style:text-properties style:font-name="Liberation Sans" officeooo:rsid="001f6593" officeooo:paragraph-rsid="001f6593"/>
    </style:style>
    <style:style style:name="P20" style:family="paragraph" style:parent-style-name="Text_20_body" style:list-style-name="L10">
      <style:paragraph-properties fo:text-align="start" style:justify-single-word="false"/>
      <style:text-properties style:font-name="Liberation Sans" officeooo:rsid="001f6593" officeooo:paragraph-rsid="001f6593"/>
    </style:style>
    <style:style style:name="P21" style:family="paragraph" style:parent-style-name="Text_20_body">
      <style:paragraph-properties fo:text-align="start" style:justify-single-word="false"/>
      <style:text-properties style:font-name="Liberation Sans" officeooo:rsid="002040de" officeooo:paragraph-rsid="002040de"/>
    </style:style>
    <style:style style:name="P22" style:family="paragraph" style:parent-style-name="Text_20_body" style:list-style-name="L11">
      <style:paragraph-properties fo:text-align="start" style:justify-single-word="false"/>
      <style:text-properties style:font-name="Liberation Sans" officeooo:rsid="002040de" officeooo:paragraph-rsid="002040de"/>
    </style:style>
    <style:style style:name="P23" style:family="paragraph" style:parent-style-name="Text_20_body" style:list-style-name="L12">
      <style:paragraph-properties fo:text-align="start" style:justify-single-word="false"/>
      <style:text-properties style:font-name="Liberation Sans" officeooo:rsid="002040de" officeooo:paragraph-rsid="002040de"/>
    </style:style>
    <style:style style:name="P24" style:family="paragraph" style:parent-style-name="Text_20_body" style:list-style-name="L13">
      <style:paragraph-properties fo:text-align="start" style:justify-single-word="false"/>
      <style:text-properties style:font-name="Liberation Sans" officeooo:rsid="002040de" officeooo:paragraph-rsid="002040de"/>
    </style:style>
    <style:style style:name="P25" style:family="paragraph" style:parent-style-name="Text_20_body">
      <style:paragraph-properties fo:text-align="start" style:justify-single-word="false"/>
      <style:text-properties officeooo:paragraph-rsid="001da755"/>
    </style:style>
    <style:style style:name="P26" style:family="paragraph" style:parent-style-name="Text_20_body" style:list-style-name="L8">
      <style:paragraph-properties fo:text-align="start" style:justify-single-word="false"/>
      <style:text-properties officeooo:paragraph-rsid="001da755"/>
    </style:style>
    <style:style style:name="P27" style:family="paragraph" style:parent-style-name="Text_20_body" style:list-style-name="L14">
      <style:paragraph-properties fo:text-align="start" style:justify-single-word="false"/>
      <style:text-properties officeooo:paragraph-rsid="002040de"/>
    </style:style>
    <style:style style:name="P28" style:family="paragraph" style:parent-style-name="Text_20_body" style:list-style-name="L8">
      <style:paragraph-properties fo:text-align="start" style:justify-single-word="false"/>
      <style:text-properties officeooo:rsid="001da755" officeooo:paragraph-rsid="001da755"/>
    </style:style>
    <style:style style:name="P29" style:family="paragraph" style:parent-style-name="Title">
      <style:text-properties officeooo:rsid="001b920a" officeooo:paragraph-rsid="001b920a"/>
    </style:style>
    <style:style style:name="T1" style:family="text">
      <style:text-properties officeooo:rsid="001c6e5b"/>
    </style:style>
    <style:style style:name="T2" style:family="text">
      <style:text-properties officeooo:rsid="001ca771"/>
    </style:style>
    <style:style style:name="T3" style:family="text">
      <style:text-properties style:text-position="super 58%" style:font-name="Liberation Sans" officeooo:rsid="001da755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da755"/>
    </style:style>
    <style:style style:name="T6" style:family="text">
      <style:text-properties style:font-name="Liberation Sans" officeooo:rsid="001c6e5b"/>
    </style:style>
    <style:style style:name="T7" style:family="text">
      <style:text-properties style:font-name="Liberation Sans" officeooo:rsid="002040de"/>
    </style:style>
    <style:style style:name="T8" style:family="text">
      <style:text-properties officeooo:rsid="001f6593"/>
    </style:style>
    <style:style style:name="T9" style:family="text">
      <style:text-properties officeooo:rsid="002140ab"/>
    </style:style>
    <style:style style:name="T10" style:family="text">
      <style:text-properties officeooo:rsid="002191a4"/>
    </style:style>
    <style:style style:name="T11" style:family="text">
      <style:text-properties officeooo:rsid="0022186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e Glade</text:p>
      <text:p text:style-name="P1">Summary</text:p>
      <text:p text:style-name="P5">Create sets of 3 tiles to place a toadstool in the Glade.<text:line-break/>Create sets of 4 tiles to add a toadstool to your store.</text:p>
      <text:p text:style-name="P3">The Tiles</text:p>
      <text:p text:style-name="P5">Each tile has three characteristics:</text:p>
      <text:list text:style-name="L1">
        <text:list-item>
          <text:p text:style-name="P6">an animal [squirrel, hedgehog, mouse, frog]</text:p>
        </text:list-item>
        <text:list-item>
          <text:p text:style-name="P6">a leaf (= a colour) [beech/light-green, horse chestnut/dark-green, maple/yellow, oak/brown]</text:p>
        </text:list-item>
        <text:list-item>
          <text:p text:style-name="P6">a forage [mushroom, blackberry, acorn, hazelnut]</text:p>
        </text:list-item>
      </text:list>
      <text:p text:style-name="P5">Every combination of animal/leaf/forage appears twice <text:span text:style-name="T1">in the tile collection</text:span>.</text:p>
      <text:p text:style-name="P2">Sets</text:p>
      <text:p text:style-name="P5">A set can be <text:span text:style-name="T10">1</text:span>-4 tiles, and:</text:p>
      <text:list text:style-name="L2">
        <text:list-item>
          <text:p text:style-name="P7">At least one characteristic must be the same for all tiles in the set (e.g. all tiles have acorns, or all tiles are frogs)</text:p>
        </text:list-item>
        <text:list-item>
          <text:p text:style-name="P7">Each of the remaining characteristics must either be the same on all tiles, or different on all tiles (So frog-frog-frog is valid, for example, and mouse-frog-hedgehog is valid, but frog-frog-mouse isn’t valid).</text:p>
          <text:list>
            <text:list-item>
              <text:p text:style-name="P7">Note – it’s impossible for a set to contain more than 4 tiles</text:p>
            </text:list-item>
          </text:list>
        </text:list-item>
        <text:list-item>
          <text:p text:style-name="P17">If a set of 3-4 tiles has more than one characteristic that’s the same on all tiles, then it produces a double-toadstool (flip the toadstool token over before putting it down).</text:p>
        </text:list-item>
      </text:list>
      <text:p text:style-name="P25"><text:span text:style-name="T6">When you make a set of 3, you move a toadstool into the glade</text:span></text:p>
      <text:list xml:id="list4063790994" text:style-name="L8">
        <text:list-item>
          <text:p text:style-name="P26"><text:span text:style-name="T5">This marks the unique 4</text:span><text:span text:style-name="T3">th</text:span><text:span text:style-name="T5"> tile which would complete the set</text:span></text:p>
        </text:list-item>
        <text:list-item>
          <text:p text:style-name="P28"><text:span text:style-name="T4">If there’s a toadstool already there, put it in its owner’s store, and put yours in its place</text:span></text:p>
        </text:list-item>
        <text:list-item>
          <text:p text:style-name="P18">Double/single toadstool as appropriate (see above)</text:p>
        </text:list-item>
      </text:list>
      <text:p text:style-name="P11">When you make a set of 4, you move a toadstool into your store</text:p>
      <text:list xml:id="list3681836841" text:style-name="L9">
        <text:list-item>
          <text:p text:style-name="P14">If the set is made from a set of 3, remove the corresponding toadstool from the Glade</text:p>
        </text:list-item>
        <text:list-item>
          <text:p text:style-name="P14">Else take a toadstool from your lineup <text:span text:style-name="T8">(double/single as appropriate)</text:span></text:p>
        </text:list-item>
      </text:list>
      <text:p text:style-name="P2">On your turn</text:p>
      <text:p text:style-name="P8">You can do one of two things:</text:p>
      <text:list xml:id="list435759936" text:style-name="L4">
        <text:list-item>
          <text:p text:style-name="P9">Put down 1-4 tiles</text:p>
          <text:p text:style-name="P9">Placement rules… <text:span text:style-name="T2">Think of it like putting down tiles to make a Scrabble word:</text:span></text:p>
        </text:list-item>
      </text:list>
      <text:list xml:id="list42010617" text:style-name="L15">
        <text:list-item>
          <text:list>
            <text:list-item>
              <text:p text:style-name="P13">Your first tiles need to go through the centre of your board – <text:span text:style-name="T11">this is your main tile group</text:span></text:p>
            </text:list-item>
            <text:list-item>
              <text:p text:style-name="P13"><text:soft-page-break/><text:span text:style-name="T11">UNLIKE SCRABBLE: </text:span>They don’t have to connect to your main tile group BUT unconnected groups will cost points at the end</text:p>
            </text:list-item>
          </text:list>
        </text:list-item>
      </text:list>
      <text:list text:style-name="L5">
        <text:list-item>
          <text:list>
            <text:list-item>
              <text:p text:style-name="P10">The tiles must be placed in a straight line</text:p>
            </text:list-item>
            <text:list-item>
              <text:p text:style-name="P10">They mus<text:span text:style-name="T2">t either all connect together or connect through existing tiles</text:span></text:p>
            </text:list-item>
            <text:list-item>
              <text:p text:style-name="P16">Placing tiles might create other sets as well as the main one you’re playing. It must not create any invalid sets.</text:p>
            </text:list-item>
          </text:list>
        </text:list-item>
      </text:list>
      <text:list xml:id="list193406416671190" text:continue-list="list435759936" text:style-name="L4">
        <text:list-item>
          <text:p text:style-name="P9">Claim a toadstool <text:span text:style-name="T2">with a tile matching a toadstool in the Glade</text:span></text:p>
        </text:list-item>
      </text:list>
      <text:list xml:id="list33683831" text:style-name="L6">
        <text:list-item>
          <text:list>
            <text:list-item>
              <text:p text:style-name="P15">The toadstool goes in your store, regardless of colour</text:p>
            </text:list-item>
            <text:list-item>
              <text:p text:style-name="P15">If possible, the tile must be used to complete a set of the toadstool’s original owner</text:p>
            </text:list-item>
            <text:list-item>
              <text:p text:style-name="P15">If it can’t be placed to complete a set, then you must put it somewhere on your board (where legal)</text:p>
            </text:list-item>
          </text:list>
        </text:list-item>
      </text:list>
      <text:p text:style-name="P19">You can gain extra actions by putting a toadstool from your store into an enclosure on your board (A blank space surrounded by 4 tiles)</text:p>
      <text:p text:style-name="P12"><text:span text:style-name="T8">At the end of your turn,</text:span> refill your tiles back up to 8</text:p>
      <text:p text:style-name="P4">Scoring</text:p>
      <text:p text:style-name="P19">The following is equivalent to what’s on the scoresheet, but a different way of thinking about it.</text:p>
      <text:p text:style-name="P21">You get + 1 point for each of the following actions:</text:p>
      <text:list xml:id="list3477605298" text:style-name="L10">
        <text:list-item>
          <text:p text:style-name="P20">Removing a toadstool from the lineup</text:p>
        </text:list-item>
        <text:list-item>
          <text:p text:style-name="P20">Creating a set of 3-4 tiles with more than one characteristic the same for all tiles</text:p>
        </text:list-item>
        <text:list-item>
          <text:p text:style-name="P20">Getting a toadstool (any colour) in your store</text:p>
        </text:list-item>
        <text:list-item>
          <text:p text:style-name="P20">Putting a toadstool in an enclosure</text:p>
        </text:list-item>
      </text:list>
      <text:p text:style-name="P21">Each unconnected tile group loses you 1 point</text:p>
      <text:p text:style-name="P2">Matching game (extension)</text:p>
      <text:p text:style-name="P21">Use the side of the board which has a leaf in each corner and a ring of animals &amp; forage</text:p>
      <text:list xml:id="list1492437750" text:style-name="L14">
        <text:list-item>
          <text:p text:style-name="P27"><text:span text:style-name="T7">Leaves are identical on all boards</text:span></text:p>
        </text:list-item>
        <text:list-item>
          <text:p text:style-name="P27"><text:span text:style-name="T7">Animals/forage are unique to each board (e.g. brown frog appears on one board)</text:span></text:p>
        </text:list-item>
      </text:list>
      <text:p text:style-name="P21">If you put a tile on a matching board icon (e.g. brown frog on brown frog) then take the corresponding “match counter”</text:p>
      <text:list text:style-name="L11">
        <text:list-item>
          <text:p text:style-name="P22">For leaves, take the highest numbered match counter <text:span text:style-name="T9">available</text:span></text:p>
        </text:list-item>
      </text:list>
      <text:p text:style-name="P21">Enclosures:</text:p>
      <text:list text:style-name="L12">
        <text:list-item>
          <text:p text:style-name="P23">Use match counters like toadstools for extra actions (&amp; points)</text:p>
        </text:list-item>
      </text:list>
      <text:p text:style-name="P21">Scoring:</text:p>
      <text:list xml:id="list4232822313" text:style-name="L13">
        <text:list-item>
          <text:p text:style-name="P24">Animals &amp; forage are 1 point each</text:p>
        </text:list-item>
        <text:list-item>
          <text:p text:style-name="P24">The point score is on each leaf</text:p>
        </text:list-item>
        <text:list-item>
          <text:p text:style-name="P24">+ 1 point for each match counter in an enclos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1T18:27:11.668000000</meta:creation-date>
    <dc:date>2024-12-31T19:34:05.586000000</dc:date>
    <meta:editing-duration>PT23M54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7" meta:word-count="681" meta:character-count="3616" meta:non-whitespace-character-count="3023"/>
  </office:meta>
</office:document-meta>
</file>